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ec8a9">
      <style:table-properties style:width="6.692in" table:align="margins"/>
    </style:style>
    <style:style style:family="table-column" style:name="ac49f1e"/>
    <style:style style:family="table-cell" style:name="aa03248">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4544d3">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166b77">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035775">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a43e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71614e">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14a28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eca109">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976371">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ba2ec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5fa5bf">
      <style:table-cell-properties fo:background-color="#ffb66c" fo:border="0.03cm solid #000000" style:decimal-places="2"/>
      <style:paragraph-properties style:tab-stop-distance="1.25cm"/>
      <style:text-properties style:font-name="Arial" style:font-name-asian="Lucida Sans Unicode" style:font-name-complex="Tahoma"/>
    </style:style>
    <number:number-style style:name="n2b1e0f">
      <number:number number:decimal-places="0" number:grouping="true" number:min-integer-digits="1"/>
    </number:number-style>
    <style:style style:data-style-name="n2b1e0f" style:family="table-cell" style:name="ae000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aa21c">
      <number:number number:decimal-places="0" number:grouping="true" number:min-integer-digits="1"/>
    </number:number-style>
    <style:style style:data-style-name="n8aa21c" style:family="table-cell" style:name="a112d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13d4">
      <style:table-cell-properties fo:background-color="#c0c0c0" fo:border-bottom="0.03cm solid #000000" fo:border-left="0.03cm solid #000000" fo:border-right="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82960">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09b5">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c876">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b3fd">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8c8c">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a715">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8421">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3697e">
      <number:number number:decimal-places="0" number:grouping="true" number:min-integer-digits="1"/>
    </number:number-style>
    <style:style style:data-style-name="n53697e" style:family="table-cell" style:name="aa324f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eb9aa">
      <number:number number:decimal-places="0" number:grouping="true" number:min-integer-digits="1"/>
    </number:number-style>
    <style:style style:data-style-name="n8eb9aa" style:family="table-cell" style:name="a6bf0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d37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f54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44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ec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57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62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b1750">
      <number:number number:decimal-places="0" number:grouping="true" number:min-integer-digits="1"/>
    </number:number-style>
    <style:style style:data-style-name="n8b1750" style:family="table-cell" style:name="afec3f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3779e">
      <number:number number:decimal-places="0" number:grouping="true" number:min-integer-digits="1"/>
    </number:number-style>
    <style:style style:data-style-name="ne3779e" style:family="table-cell" style:name="a1695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ea0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586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4f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6a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8c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ab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0edd4">
      <number:number number:decimal-places="0" number:grouping="true" number:min-integer-digits="1"/>
    </number:number-style>
    <style:style style:data-style-name="n80edd4" style:family="table-cell" style:name="a4697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47b92">
      <number:number number:decimal-places="0" number:grouping="true" number:min-integer-digits="1"/>
    </number:number-style>
    <style:style style:data-style-name="n847b92" style:family="table-cell" style:name="a9d55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680a">
      <style:table-cell-properties fo:background-color="#c0c0c0" fo:border-bottom="0.03cm solid #000000" fo:border-left="0.03cm solid #000000" fo:border-right="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6e379">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63e5">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e513">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dafe">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faae">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58e7">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9897">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8be23">
      <number:number number:decimal-places="0" number:grouping="true" number:min-integer-digits="1"/>
    </number:number-style>
    <style:style style:data-style-name="n48be23" style:family="table-cell" style:name="a0dcb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fce99">
      <number:number number:decimal-places="0" number:grouping="true" number:min-integer-digits="1"/>
    </number:number-style>
    <style:style style:data-style-name="ndfce99" style:family="table-cell" style:name="ae06a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34e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719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9d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7b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47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43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59b29">
      <number:number number:decimal-places="0" number:grouping="true" number:min-integer-digits="1"/>
    </number:number-style>
    <style:style style:data-style-name="n959b29" style:family="table-cell" style:name="aa7a76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72f74">
      <number:number number:decimal-places="0" number:grouping="true" number:min-integer-digits="1"/>
    </number:number-style>
    <style:style style:data-style-name="n072f74" style:family="table-cell" style:name="a9a7e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924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91a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1b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f0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a2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07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1e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70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54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d3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2a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ea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e8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55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4908">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8a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ae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f9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72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4a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6e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f3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b6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74ee">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29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cb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9d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42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bfd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e1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e8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a4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4a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cb67">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1d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d0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28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99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8d3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39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0e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64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b3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fc3b">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a9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c1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25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e9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90fb">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e6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70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b6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9d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b07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9c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05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ea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d0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2b8d">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40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0c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c6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d7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89f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ec8a9">
        <table:table-column table:number-columns-repeated="5" table:style-name="ac49f1e"/>
        <table:table-column table:style-name="ac49f1e"/>
        <table:table-column table:style-name="ac49f1e"/>
        <table:table-column table:style-name="ac49f1e"/>
        <table:table-column table:style-name="ac49f1e"/>
        <table:table-column table:style-name="ac49f1e"/>
        <table:table-row>
          <table:table-cell office:string-value="Teachers Preferences and Assignment" office:value-type="string" table:style-name="aa03248">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Year of study" office:value-type="string" table:style-name="a4544d3">
            <text:p>Year of study</text:p>
          </table:table-cell>
          <table:table-cell office:string-value="Semester" office:value-type="string" table:style-name="a8a43e4">
            <text:p>Semester</text:p>
          </table:table-cell>
          <table:table-cell office:string-value="Course Type" office:value-type="string" table:style-name="a14a286">
            <text:p>Course Type</text:p>
          </table:table-cell>
          <table:table-cell office:string-value="Numbers of groups" office:value-type="string" table:style-name="a976371">
            <text:p>Numbers of groups</text:p>
          </table:table-cell>
          <table:table-cell office:string-value="Number of hours weekly" office:value-type="string" table:style-name="a166b77">
            <text:p>Number of hours weekly</text:p>
          </table:table-cell>
          <table:table-cell office:string-value="Candidates' First Name" office:value-type="string" table:style-name="a71614e">
            <text:p>Candidates' First Name</text:p>
          </table:table-cell>
          <table:table-cell office:string-value="Candidates' Last Name" office:value-type="string" table:style-name="aeca109">
            <text:p>Candidates' Last Name</text:p>
          </table:table-cell>
          <table:table-cell office:string-value="Choices" office:value-type="string" table:style-name="aba2ec0">
            <text:p>Choices</text:p>
          </table:table-cell>
          <table:table-cell office:string-value="Assignment" office:value-type="string" table:style-name="a035775">
            <text:p>Assignment</text:p>
          </table:table-cell>
          <table:table-cell office:value-type="string" table:style-name="a5fa5bf"/>
        </table:table-row>
        <table:table-row>
          <table:table-cell office:value="2016.0" office:value-type="float" table:style-name="ae0003a">
            <text:p>2 016</text:p>
          </table:table-cell>
          <table:table-cell office:value="1.0" office:value-type="float" table:style-name="a112d03">
            <text:p>1</text:p>
          </table:table-cell>
          <table:table-cell office:string-value="testcourse1" office:value-type="string" table:style-name="a7013d4">
            <text:p>testcourse1</text:p>
          </table:table-cell>
          <table:table-cell table:style-name="ad82960"/>
          <table:table-cell table:style-name="ad009b5"/>
          <table:table-cell table:style-name="a32c876"/>
          <table:table-cell table:style-name="a66b3fd"/>
          <table:table-cell table:style-name="ae48c8c"/>
          <table:table-cell table:style-name="a79a715"/>
          <table:table-cell table:style-name="a068421"/>
        </table:table-row>
        <table:table-row>
          <table:table-cell table:style-name="ab41e18"/>
          <table:table-cell table:style-name="a098af0"/>
          <table:table-cell office:string-value="CM" office:value-type="string" table:style-name="a4dd376">
            <text:p>CM</text:p>
          </table:table-cell>
          <table:table-cell office:value="3.0" office:value-type="float" table:style-name="aa324fb">
            <text:p>3</text:p>
          </table:table-cell>
          <table:table-cell office:value="1.0" office:value-type="float" table:style-name="a6bf0e2">
            <text:p>1</text:p>
          </table:table-cell>
          <table:table-cell office:string-value="teacher1FirstName" office:value-type="string" table:style-name="a6f54d0">
            <text:p>teacher1FirstName</text:p>
          </table:table-cell>
          <table:table-cell office:string-value="teacher1LastName" office:value-type="string" table:style-name="aca4441">
            <text:p>teacher1LastName</text:p>
          </table:table-cell>
          <table:table-cell office:string-value="A" office:value-type="string" table:style-name="a6aeca6">
            <text:p>A</text:p>
          </table:table-cell>
          <table:table-cell table:style-name="a6f57cb"/>
          <table:table-cell table:style-name="a2662be"/>
        </table:table-row>
        <table:table-row>
          <table:table-cell table:style-name="a6e707d"/>
          <table:table-cell table:style-name="ac0aeb4"/>
          <table:table-cell table:style-name="ace2953"/>
          <table:table-cell table:style-name="afce175"/>
          <table:table-cell table:style-name="a061d9d"/>
          <table:table-cell office:string-value="teacher2FirstName" office:value-type="string" table:style-name="ada3958">
            <text:p>teacher2FirstName</text:p>
          </table:table-cell>
          <table:table-cell office:string-value="teacher2LastName" office:value-type="string" table:style-name="a81a9e6">
            <text:p>teacher2LastName</text:p>
          </table:table-cell>
          <table:table-cell office:string-value="C" office:value-type="string" table:style-name="a92e652">
            <text:p>C</text:p>
          </table:table-cell>
          <table:table-cell table:style-name="a589c83"/>
          <table:table-cell table:style-name="a754090"/>
        </table:table-row>
        <table:table-row>
          <table:table-cell table:style-name="a0f5446"/>
          <table:table-cell table:style-name="a47f95e"/>
          <table:table-cell table:style-name="a81cb3c"/>
          <table:table-cell table:style-name="ad0e87b"/>
          <table:table-cell table:style-name="a5cd004"/>
          <table:table-cell table:style-name="ad40ee3"/>
          <table:table-cell table:style-name="aaec153"/>
          <table:table-cell table:style-name="a9b70fa"/>
          <table:table-cell table:style-name="a900530"/>
          <table:table-cell table:style-name="a650c03"/>
        </table:table-row>
        <table:table-row>
          <table:table-cell table:style-name="a0dd3ac"/>
          <table:table-cell table:style-name="a4f7247"/>
          <table:table-cell office:string-value="TD" office:value-type="string" table:style-name="a6dea0e">
            <text:p>TD</text:p>
          </table:table-cell>
          <table:table-cell office:value="4.0" office:value-type="float" table:style-name="afec3f7">
            <text:p>4</text:p>
          </table:table-cell>
          <table:table-cell office:value="1.0" office:value-type="float" table:style-name="a1695fc">
            <text:p>1</text:p>
          </table:table-cell>
          <table:table-cell office:string-value="teacher1FirstName" office:value-type="string" table:style-name="a3586e4">
            <text:p>teacher1FirstName</text:p>
          </table:table-cell>
          <table:table-cell office:string-value="teacher1LastName" office:value-type="string" table:style-name="a824f91">
            <text:p>teacher1LastName</text:p>
          </table:table-cell>
          <table:table-cell office:string-value="B" office:value-type="string" table:style-name="a506a8c">
            <text:p>B</text:p>
          </table:table-cell>
          <table:table-cell office:string-value="teacher1FirstName" office:value-type="string" table:style-name="a168c5f">
            <text:p>teacher1FirstName</text:p>
          </table:table-cell>
          <table:table-cell office:string-value="teacher1LastName" office:value-type="string" table:style-name="a98ab21">
            <text:p>teacher1LastName</text:p>
          </table:table-cell>
        </table:table-row>
        <table:table-row>
          <table:table-cell table:style-name="a9d2a7d"/>
          <table:table-cell table:style-name="ae04a0c"/>
          <table:table-cell table:style-name="aac9dc1"/>
          <table:table-cell table:style-name="a0aa498"/>
          <table:table-cell table:style-name="a202883"/>
          <table:table-cell office:string-value="teacher2FirstName" office:value-type="string" table:style-name="a7a64de">
            <text:p>teacher2FirstName</text:p>
          </table:table-cell>
          <table:table-cell office:string-value="teacher2LastName" office:value-type="string" table:style-name="a5e2542">
            <text:p>teacher2LastName</text:p>
          </table:table-cell>
          <table:table-cell office:string-value="A" office:value-type="string" table:style-name="a0cb6cc">
            <text:p>A</text:p>
          </table:table-cell>
          <table:table-cell table:style-name="ac5ea2d"/>
          <table:table-cell table:style-name="adcc6df"/>
        </table:table-row>
        <table:table-row>
          <table:table-cell office:value="2016.0" office:value-type="float" table:style-name="a4697d1">
            <text:p>2 016</text:p>
          </table:table-cell>
          <table:table-cell office:value="1.0" office:value-type="float" table:style-name="a9d5592">
            <text:p>1</text:p>
          </table:table-cell>
          <table:table-cell office:string-value="testcourse2" office:value-type="string" table:style-name="ace680a">
            <text:p>testcourse2</text:p>
          </table:table-cell>
          <table:table-cell table:style-name="ac6e379"/>
          <table:table-cell table:style-name="ace63e5"/>
          <table:table-cell table:style-name="a8be513"/>
          <table:table-cell table:style-name="ae7dafe"/>
          <table:table-cell table:style-name="adafaae"/>
          <table:table-cell table:style-name="a4758e7"/>
          <table:table-cell table:style-name="ae79897"/>
        </table:table-row>
        <table:table-row>
          <table:table-cell table:style-name="a8fea01"/>
          <table:table-cell table:style-name="a1d6ecf"/>
          <table:table-cell office:string-value="TD" office:value-type="string" table:style-name="a2034e4">
            <text:p>TD</text:p>
          </table:table-cell>
          <table:table-cell office:value="4.0" office:value-type="float" table:style-name="a0dcba3">
            <text:p>4</text:p>
          </table:table-cell>
          <table:table-cell office:value="1.0" office:value-type="float" table:style-name="ae06a9a">
            <text:p>1</text:p>
          </table:table-cell>
          <table:table-cell office:string-value="teacher1FirstName" office:value-type="string" table:style-name="ae71961">
            <text:p>teacher1FirstName</text:p>
          </table:table-cell>
          <table:table-cell office:string-value="teacher1LastName" office:value-type="string" table:style-name="a0b9d75">
            <text:p>teacher1LastName</text:p>
          </table:table-cell>
          <table:table-cell office:string-value="C" office:value-type="string" table:style-name="ac27bdc">
            <text:p>C</text:p>
          </table:table-cell>
          <table:table-cell office:string-value="teacher1FirstName" office:value-type="string" table:style-name="a9f47cb">
            <text:p>teacher1FirstName</text:p>
          </table:table-cell>
          <table:table-cell office:string-value="teacher1LastName" office:value-type="string" table:style-name="a2c43fb">
            <text:p>teacher1LastName</text:p>
          </table:table-cell>
        </table:table-row>
        <table:table-row>
          <table:table-cell table:style-name="aebe844"/>
          <table:table-cell table:style-name="a6af39d"/>
          <table:table-cell table:style-name="a2742a0"/>
          <table:table-cell table:style-name="ae34ac7"/>
          <table:table-cell table:style-name="a649948"/>
          <table:table-cell table:style-name="ab8b36d"/>
          <table:table-cell table:style-name="a55e9b9"/>
          <table:table-cell table:style-name="aac9d2f"/>
          <table:table-cell table:style-name="a8cd0f5"/>
          <table:table-cell table:style-name="a79d781"/>
        </table:table-row>
        <table:table-row>
          <table:table-cell table:style-name="af5554a"/>
          <table:table-cell table:style-name="a7eb695"/>
          <table:table-cell office:string-value="TP" office:value-type="string" table:style-name="a909242">
            <text:p>TP</text:p>
          </table:table-cell>
          <table:table-cell office:value="3.0" office:value-type="float" table:style-name="aa7a76f">
            <text:p>3</text:p>
          </table:table-cell>
          <table:table-cell office:value="1.0" office:value-type="float" table:style-name="a9a7ef4">
            <text:p>1</text:p>
          </table:table-cell>
          <table:table-cell office:string-value="teacher1FirstName" office:value-type="string" table:style-name="ae91a1a">
            <text:p>teacher1FirstName</text:p>
          </table:table-cell>
          <table:table-cell office:string-value="teacher1LastName" office:value-type="string" table:style-name="a9a1b47">
            <text:p>teacher1LastName</text:p>
          </table:table-cell>
          <table:table-cell office:string-value="B" office:value-type="string" table:style-name="a5bf016">
            <text:p>B</text:p>
          </table:table-cell>
          <table:table-cell table:style-name="a04a289"/>
          <table:table-cell table:style-name="af00701"/>
        </table:table-row>
        <table:table-row>
          <table:table-cell table:style-name="a184908"/>
          <table:table-cell table:style-name="a8674ee"/>
          <table:table-cell table:style-name="a04bfd4"/>
          <table:table-cell table:style-name="aa3cb67"/>
          <table:table-cell table:style-name="ac58d34"/>
          <table:table-cell table:style-name="a7dfc3b"/>
          <table:table-cell table:style-name="a0d90fb"/>
          <table:table-cell table:style-name="a8eb070"/>
          <table:table-cell table:style-name="a6d2b8d"/>
          <table:table-cell table:style-name="a6589f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rah</dc:creator>
    <dc:date>2020-05-21T00:16:01</dc:date>
    <meta:editing-cycles>1</meta:editing-cycles>
    <meta:editing-duration>PT1.175S</meta:editing-duration>
    <meta:initial-creator>sarah</meta:initial-creator>
    <meta:creation-date>2020-05-21T00:16:00</meta:creation-date>
    <dc:language>fr</dc:language>
  </office:meta>
</office:document-meta>
</file>